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Default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0">
            <text:p>10/02/13</text:p>
          </table:table-cell>
          <table:table-cell office:value-type="string">
            <text:p>'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29/08/2012</text:date>, <text:time>15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8-29T15:59:29</dc:date>
    <dc:creator>travis </dc:creator>
    <meta:editing-duration>PT01H04M50S</meta:editing-duration>
    <meta:editing-cycles>5</meta:editing-cycles>
    <meta:generator>OpenOffice.org/3.2$Linux OpenOffice.org_project/320m12$Build-9483</meta:generator>
    <meta:document-statistic meta:table-count="3" meta:cell-count="83" meta:object-count="0"/>
  </office:meta>
</office:document-meta>
</file>